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.1043in" loext:contextual-spacing="false" style:line-height-at-least="0.2291in" fo:text-indent="0in" style:auto-text-indent="false"/>
      <style:text-properties fo:color="#0000ff" fo:font-size="9.75pt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Consolas" fo:font-size="10pt" style:font-size-asian="10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7f0055" style:font-name="Consolas" fo:font-size="10pt" fo:font-weight="bold" style:font-size-asian="10pt" style:font-weight-asian="bold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f7f5f" style:font-name="Consolas" fo:font-size="10pt" style:font-size-asian="10pt"/>
    </style:style>
    <style:style style:name="P8" style:family="paragraph" style:parent-style-name="Standard">
      <style:text-properties fo:color="#000000" style:font-name="Consolas" fo:font-size="10pt" style:font-size-asian="10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nsolas" fo:font-size="10pt" style:font-size-asian="10pt"/>
    </style:style>
    <style:style style:name="T1" style:family="text">
      <style:text-properties fo:color="#7f0055" style:font-name="Consolas" fo:font-size="10pt" fo:font-weight="bold" style:font-size-asian="10pt" style:font-weight-asian="bold"/>
    </style:style>
    <style:style style:name="T2" style:family="text">
      <style:text-properties fo:color="#7f0055" style:font-name="Consolas" fo:font-size="10pt" fo:font-weight="bold" style:font-size-asian="10pt" style:font-weight-asian="bold"/>
    </style:style>
    <style:style style:name="T3" style:family="text">
      <style:text-properties fo:color="#7f0055" style:font-name="Consolas" fo:font-size="10pt" fo:font-weight="bold" fo:background-color="#d4d4d4" loext:char-shading-value="0" style:font-size-asian="10pt" style:font-weight-asian="bold"/>
    </style:style>
    <style:style style:name="T4" style:family="text">
      <style:text-properties fo:color="#7f0055" style:font-name="Consolas" fo:font-size="10pt" style:text-underline-style="solid" style:text-underline-width="auto" style:text-underline-color="font-color" fo:font-weight="bold" style:font-size-asian="10pt" style:font-weight-asian="bold"/>
    </style:style>
    <style:style style:name="T5" style:family="text">
      <style:text-properties fo:color="#000000" style:font-name="Consolas" fo:font-size="10pt" style:font-size-asian="10pt"/>
    </style:style>
    <style:style style:name="T6" style:family="text">
      <style:text-properties fo:color="#000000" style:font-name="Consolas" fo:font-size="10pt" style:font-size-asian="10pt"/>
    </style:style>
    <style:style style:name="T7" style:family="text">
      <style:text-properties fo:color="#000000" style:font-name="Consolas" fo:font-size="10pt" style:font-size-asian="10pt" fo:background-color="#d4d4d4"/>
    </style:style>
    <style:style style:name="T8" style:family="text">
      <style:text-properties fo:color="#000000" style:font-name="Consolas" fo:font-size="10pt" fo:background-color="#d4d4d4" loext:char-shading-value="0" style:font-size-asian="10pt"/>
    </style:style>
    <style:style style:name="T9" style:family="text">
      <style:text-properties fo:color="#000000" style:font-name="Consolas" fo:font-size="10pt" style:text-underline-style="solid" style:text-underline-width="auto" style:text-underline-color="font-color" style:font-size-asian="10pt"/>
    </style:style>
    <style:style style:name="T10" style:family="text">
      <style:text-properties fo:color="#000000" style:font-name="Consolas" fo:font-size="10pt" fo:font-style="italic" style:font-size-asian="10pt" style:font-style-asian="italic"/>
    </style:style>
    <style:style style:name="T11" style:family="text">
      <style:text-properties fo:color="#000000" style:font-name="Consolas" fo:font-size="10pt" fo:font-style="italic" fo:background-color="#d4d4d4" loext:char-shading-value="0" style:font-size-asian="10pt" style:font-style-asian="italic"/>
    </style:style>
    <style:style style:name="T12" style:family="text">
      <style:text-properties fo:color="#0000c0" style:font-name="Consolas" fo:font-size="10pt" style:font-size-asian="10pt"/>
    </style:style>
    <style:style style:name="T13" style:family="text">
      <style:text-properties fo:color="#0000c0" style:font-name="Consolas" fo:font-size="10pt" style:font-size-asian="10pt"/>
    </style:style>
    <style:style style:name="T14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5" style:family="text">
      <style:text-properties fo:color="#0000c0" style:font-name="Consolas" fo:font-size="10pt" fo:font-style="italic" fo:font-weight="bold" style:font-size-asian="10pt" style:font-style-asian="italic" style:font-weight-asian="bold"/>
    </style:style>
    <style:style style:name="T16" style:family="text">
      <style:text-properties fo:color="#0000c0" style:font-name="Consolas" fo:font-size="10pt" fo:font-style="italic" style:font-size-asian="10pt" style:font-style-asian="italic"/>
    </style:style>
    <style:style style:name="T17" style:family="text">
      <style:text-properties fo:color="#0000c0" style:font-name="Consolas" fo:font-size="10pt" style:text-underline-style="solid" style:text-underline-width="auto" style:text-underline-color="font-color" style:font-size-asian="10pt"/>
    </style:style>
    <style:style style:name="T18" style:family="text">
      <style:text-properties fo:color="#2a00ff" style:font-name="Consolas" fo:font-size="10pt" style:font-size-asian="10pt"/>
    </style:style>
    <style:style style:name="T19" style:family="text">
      <style:text-properties fo:color="#2a00ff" style:font-name="Consolas" fo:font-size="10pt" style:font-size-asian="10pt"/>
    </style:style>
    <style:style style:name="T20" style:family="text">
      <style:text-properties fo:font-variant="normal" fo:text-transform="none" fo:color="#0000ff" style:font-name="Open Sans" fo:font-size="9.75pt" fo:letter-spacing="normal" fo:font-style="normal" fo:font-weight="normal"/>
    </style:style>
    <style:style style:name="T21" style:family="text">
      <style:text-properties fo:font-variant="normal" fo:text-transform="none" fo:color="#0000ff" style:font-name="Open Sans" fo:font-size="9.75pt" fo:letter-spacing="normal" fo:font-style="normal" fo:font-weight="normal" style:font-size-asian="10pt"/>
    </style:style>
    <style:style style:name="T22" style:family="text">
      <style:text-properties fo:font-variant="normal" fo:text-transform="none" fo:color="#0000ff" fo:letter-spacing="normal"/>
    </style:style>
    <style:style style:name="T23" style:family="text">
      <style:text-properties fo:font-variant="normal" fo:text-transform="none" fo:color="#0000ff" style:font-name="Consolas" fo:font-size="10pt" fo:letter-spacing="normal" style:font-size-asian="10pt"/>
    </style:style>
    <style:style style:name="T24" style:family="text">
      <style:text-properties fo:color="#6a3e3e" style:font-name="Consolas" fo:font-size="10pt" style:font-size-asian="10pt"/>
    </style:style>
    <style:style style:name="T25" style:family="text">
      <style:text-properties fo:color="#6a3e3e" style:font-name="Consolas" fo:font-size="10pt" style:font-size-asian="10pt"/>
    </style:style>
    <style:style style:name="T26" style:family="text">
      <style:text-properties fo:color="#6a3e3e" style:font-name="Consolas" fo:font-size="10pt" style:text-underline-style="solid" style:text-underline-width="auto" style:text-underline-color="font-color" style:font-size-asian="10pt"/>
    </style:style>
    <style:style style:name="T27" style:family="text">
      <style:text-properties fo:color="#3f7f5f" style:font-name="Consolas" fo:font-size="10pt" style:font-size-asian="10pt"/>
    </style:style>
    <style:style style:name="T28" style:family="text">
      <style:text-properties fo:color="#3f7f5f" style:font-name="Consolas" fo:font-size="10pt" style:text-underline-style="solid" style:text-underline-width="auto" style:text-underline-color="font-color" style:font-size-asian="10pt"/>
    </style:style>
    <style:style style:name="fr1" style:family="graphic" style:parent-style-name="Frame">
      <style:graphic-properties fo:margin-left="0in" fo:margin-right="0in" fo:margin-top="0in" fo:margin-bottom="0in" style:wrap="right" style:number-wrapped-paragraphs="no-limit" style:vertical-pos="top" style:vertical-rel="paragraph-content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ight" style:number-wrapped-paragraphs="no-limit" style:vertical-pos="from-top" style:vertical-rel="paragraph" style:horizontal-pos="from-left" style:horizontal-rel="paragraph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P4"><text:span text:style-name="T20">Write a program to access fields with different modifiers</text:span><text:line-break/><text:line-break/><text:span text:style-name="T20">*  Create a class name as “Fieldcode” and declare  variables:</text:span><text:line-break/><text:span text:style-name="T22">        </text:span><text:span text:style-name="T20">x = 23 (Use public access modifier)</text:span><text:line-break/><text:span text:style-name="T22">        </text:span><text:span text:style-name="T20">companyname = “DSRC”(Use Protected Variable)</text:span><text:line-break/><text:span text:style-name="T22">       </text:span><text:span text:style-name="T20">- y = 4(Use Private Variable)</text:span><text:line-break/><text:span text:style-name="T20">* Create a method with name “deleteEmployee”(return type to be string) and return the companyname</text:span><text:line-break/><text:span text:style-name="T20">* Create another method with name “sum” (return type to be int) and print sum of both the integer values declared above</text:span> </text:p>
      <text:p text:style-name="Standard"/>
      <text:p text:style-name="P2"><text:span text:style-name="T1">public</text:span><text:span text:style-name="T5"> </text:span><text:span text:style-name="T1">class</text:span><text:span text:style-name="T5"> Fieldcode {</text:span></text:p>
      <text:p text:style-name="P2"><text:span text:style-name="T1">public</text:span><text:span text:style-name="T5"> </text:span><text:span text:style-name="T1">int</text:span><text:span text:style-name="T5"> </text:span><text:span text:style-name="T12">x</text:span><text:span text:style-name="T5">=23;</text:span></text:p>
      <text:p text:style-name="P2"><text:span text:style-name="T1">protected</text:span><text:span text:style-name="T5"> String </text:span><text:span text:style-name="T12">companyname</text:span><text:span text:style-name="T5">=</text:span><text:span text:style-name="T18">"DSRC"</text:span><text:span text:style-name="T5">;</text:span></text:p>
      <text:p text:style-name="P2"><text:span text:style-name="T1">private</text:span><text:span text:style-name="T5"> </text:span><text:span text:style-name="T1">int</text:span><text:span text:style-name="T5"> </text:span><text:span text:style-name="T12">y</text:span><text:span text:style-name="T5">=4;</text:span></text:p>
      <text:p text:style-name="P3"/>
      <text:p text:style-name="P3"/>
      <text:p text:style-name="P5"><text:s/>String deleteEmployee()</text:p>
      <text:p text:style-name="P5">{</text:p>
      <text:p text:style-name="P2"><text:span text:style-name="T5"><text:tab/></text:span><text:span text:style-name="T1">return</text:span><text:span text:style-name="T5"> </text:span><text:span text:style-name="T12">companyname</text:span><text:span text:style-name="T5">;</text:span></text:p>
      <text:p text:style-name="P5">}</text:p>
      <text:p text:style-name="P2"><text:span text:style-name="T5"><text:s text:c="2"/></text:span><text:span text:style-name="T1">int</text:span><text:span text:style-name="T5"> sum()</text:span></text:p>
      <text:p text:style-name="P5">{</text:p>
      <text:p text:style-name="P2"><text:span text:style-name="T5"><text:tab/></text:span><text:span text:style-name="T1">return</text:span><text:span text:style-name="T5"> </text:span><text:span text:style-name="T12">x</text:span><text:span text:style-name="T5">+</text:span><text:span text:style-name="T12">y</text:span><text:span text:style-name="T5">;</text:span></text:p>
      <text:p text:style-name="P5">}</text:p>
      <text:p text:style-name="P3"/>
      <text:p text:style-name="P5">}</text:p>
      <text:p text:style-name="Standard"/>
      <text:p text:style-name="Standard"/>
      <text:p text:style-name="Standard"/>
      <text:p text:style-name="P4"><text:span text:style-name="T20">Write a Program to create following methods</text:span><text:line-break/><text:span text:style-name="T20">a. Create a class named Emp.</text:span><text:line-break/><text:span text:style-name="T20">b. Create a public method named “addEmp” with no arguments and print any data</text:span><text:line-break/><text:span text:style-name="T20">c. Create a public method named Employee with 2 arguments of type String and int. Assign any value to each and return integer value</text:span><text:line-break/><text:span text:style-name="T20">d. Create a private method named number with 1 argument of type int.Assign any value to it and return integer value</text:span> </text:p>
      <text:p text:style-name="Standard"/>
      <text:p text:style-name="P2"><text:span text:style-name="T1">public</text:span><text:span text:style-name="T5"> </text:span><text:span text:style-name="T1">class</text:span><text:span text:style-name="T5"> Emp {</text:span></text:p>
      <text:p text:style-name="P2"><text:span text:style-name="T1">public</text:span><text:span text:style-name="T5"> </text:span><text:span text:style-name="T1">void</text:span><text:span text:style-name="T5"> addEmp(){</text:span></text:p>
      <text:p text:style-name="P2"><text:span text:style-name="T5"><text:tab/>System.</text:span><text:span text:style-name="T14">out</text:span><text:span text:style-name="T5">.println(</text:span><text:span text:style-name="T18">"hi"</text:span><text:span text:style-name="T5">);</text:span></text:p>
      <text:p text:style-name="P5">}</text:p>
      <text:p text:style-name="P2"><text:span text:style-name="T1">public</text:span><text:span text:style-name="T5"> </text:span><text:span text:style-name="T1">int</text:span><text:span text:style-name="T5"> Employee(String </text:span><text:span text:style-name="T24">name</text:span><text:span text:style-name="T5">,</text:span><text:span text:style-name="T1">int</text:span><text:span text:style-name="T5"> </text:span><text:span text:style-name="T24">y</text:span><text:span text:style-name="T5">){</text:span></text:p>
      <text:p text:style-name="P2"><text:span text:style-name="T5"><text:s text:c="2"/></text:span><text:span text:style-name="T24">name</text:span><text:span text:style-name="T5">=</text:span><text:span text:style-name="T18">"Gowtham"</text:span><text:span text:style-name="T5">;</text:span></text:p>
      <text:p text:style-name="P2"><text:span text:style-name="T5"><text:tab/> </text:span><text:span text:style-name="T24">y</text:span><text:span text:style-name="T5">=10;</text:span></text:p>
      <text:p text:style-name="P2"><text:span text:style-name="T5"><text:tab/></text:span><text:span text:style-name="T1">return</text:span><text:span text:style-name="T5"> </text:span><text:span text:style-name="T24">y</text:span><text:span text:style-name="T5">;</text:span></text:p>
      <text:p text:style-name="P5">}</text:p>
      <text:p text:style-name="P2"><text:span text:style-name="T1">private</text:span><text:span text:style-name="T5"> </text:span><text:span text:style-name="T1">int</text:span><text:span text:style-name="T5"> </text:span><text:span text:style-name="T9">number(</text:span><text:span text:style-name="T4">int</text:span><text:span text:style-name="T9"> </text:span><text:span text:style-name="T26">t</text:span><text:span text:style-name="T9">)</text:span><text:span text:style-name="T5">{</text:span></text:p>
      <text:p text:style-name="P2"><text:span text:style-name="T5"><text:s text:c="4"/></text:span><text:span text:style-name="T24">t</text:span><text:span text:style-name="T5">=10;</text:span></text:p>
      <text:p text:style-name="P2"><text:span text:style-name="T5"><text:tab/></text:span><text:span text:style-name="T1">return</text:span><text:span text:style-name="T5"> </text:span><text:span text:style-name="T24">t</text:span><text:span text:style-name="T5">;</text:span></text:p>
      <text:p text:style-name="P5">}</text:p>
      <text:p text:style-name="P5">}</text:p>
      <text:p text:style-name="Standard"><text:soft-page-break/></text:p>
      <text:p text:style-name="Standard"/>
      <text:p text:style-name="P4"><text:span text:style-name="T20">Write a Java program to create a  default constructor for the class ”FlightManagement”  and  assign the  values for the class members</text:span><text:line-break/><text:span text:style-name="T20">a. Values are :</text:span><text:line-break/><text:span text:style-name="T20">i. ticktno=100</text:span><text:line-break/><text:span text:style-name="T20">ii. boardingno=88667</text:span><text:line-break/><text:span text:style-name="T20">iii. flightname="Indigo"</text:span><text:line-break/><text:span text:style-name="T20">iv. amount=80000</text:span> </text:p>
      <text:p text:style-name="P6"/>
      <text:p text:style-name="P2"><text:span text:style-name="T1">public</text:span><text:span text:style-name="T5"> </text:span><text:span text:style-name="T1">class</text:span><text:span text:style-name="T5"> FlightManagement {</text:span></text:p>
      <text:p text:style-name="P2"><text:span text:style-name="T5"><text:tab/> <text:s text:c="7"/></text:span><text:span text:style-name="T1">int</text:span><text:span text:style-name="T5"> </text:span><text:span text:style-name="T12">ticktno</text:span><text:span text:style-name="T5">=100;</text:span></text:p>
      <text:p text:style-name="P2"><text:span text:style-name="T5"><text:tab/><text:tab/><text:tab/> </text:span><text:span text:style-name="T1">int</text:span><text:span text:style-name="T5"> </text:span><text:span text:style-name="T12">boardingno</text:span><text:span text:style-name="T5">=88667;</text:span></text:p>
      <text:p text:style-name="P2"><text:span text:style-name="T5"><text:tab/><text:tab/><text:tab/>String </text:span><text:span text:style-name="T12">flightname</text:span><text:span text:style-name="T5">=</text:span><text:span text:style-name="T18">"Indigo"</text:span><text:span text:style-name="T5">;</text:span></text:p>
      <text:p text:style-name="P2"><text:span text:style-name="T5"><text:tab/> <text:s text:c="8"/></text:span><text:span text:style-name="T1">int</text:span><text:span text:style-name="T5"> </text:span><text:span text:style-name="T12">amount</text:span><text:span text:style-name="T5">=80000;</text:span></text:p>
      <text:p text:style-name="P5"><text:tab/> <text:s text:c="7"/></text:p>
      <text:p text:style-name="P2"><text:span text:style-name="T5"><text:tab/> <text:s text:c="8"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 </text:span><text:span text:style-name="T24">args</text:span><text:span text:style-name="T5">[]){</text:span></text:p>
      <text:p text:style-name="P2"><text:span text:style-name="T5"><text:tab/> <text:s text:c="7"/><text:tab/> FlightManagement </text:span><text:span text:style-name="T24">obj</text:span><text:span text:style-name="T5">=</text:span><text:span text:style-name="T1">new</text:span><text:span text:style-name="T5"> FlightManagement();</text:span></text:p>
      <text:p text:style-name="P2"><text:span text:style-name="T5"><text:tab/> <text:s text:c="7"/><text:tab/> System.</text:span><text:span text:style-name="T14">out</text:span><text:span text:style-name="T5">.println(</text:span><text:span text:style-name="T24">obj</text:span><text:span text:style-name="T5">.</text:span><text:span text:style-name="T12">ticktno</text:span><text:span text:style-name="T5">);</text:span></text:p>
      <text:p text:style-name="P5"><text:tab/> <text:s text:c="7"/><text:tab/> </text:p>
      <text:p text:style-name="P5"><text:tab/> <text:s text:c="8"/>}</text:p>
      <text:p text:style-name="P5">}</text:p>
      <text:p text:style-name="P8"><text:tab/> <text:s text:c="7"/></text:p>
      <text:p text:style-name="P8"/>
      <text:p text:style-name="P8"/>
      <text:p text:style-name="P8"/>
      <text:p text:style-name="P8"><draw:frame draw:style-name="fr1" draw:name="Frame2" text:anchor-type="paragraph" svg:width="4.948in" draw:z-index="1"><draw:text-box fo:min-height="0.0161in"><text:p text:style-name="Text_20_body"/></draw:text-box></draw:frame><text:line-break/></text:p>
      <text:p text:style-name="Standard"/>
      <text:p text:style-name="P8"/>
      <text:p text:style-name="P8"/>
      <text:p text:style-name="P8"><draw:frame draw:style-name="fr2" draw:name="Frame1" text:anchor-type="paragraph" svg:x="-0.7874in" svg:y="0.0772in" svg:width="8.5in" draw:z-index="0"><draw:text-box fo:min-height="1.6925in"><text:p text:style-name="P1"><text:bookmark text:name="cphKlassAktLMSV5Learner_lblAssignmentDesc"/>Write a Java program to create a Parameterized constructor for class “FlightManagement” and assign the  values  to below fields<text:line-break/>i. ticktno=100<text:line-break/>ii. boardingno=88667<text:line-break/>iii. flightname="Indigo"<text:line-break/>iv. amount=80000</text:p></draw:text-box></draw:frame></text:p>
      <text:p text:style-name="P2"><text:span text:style-name="T1">public</text:span><text:span text:style-name="T5"> </text:span><text:span text:style-name="T1">class</text:span><text:span text:style-name="T5"> FlightManagement {</text:span></text:p>
      <text:p text:style-name="P2"><text:span text:style-name="T1">public</text:span><text:span text:style-name="T5"> </text:span><text:span text:style-name="T1">int</text:span><text:span text:style-name="T5"> </text:span><text:span text:style-name="T12">ticktno</text:span><text:span text:style-name="T5">=100;</text:span></text:p>
      <text:p text:style-name="P2"><text:span text:style-name="T1">public</text:span><text:span text:style-name="T5"> </text:span><text:span text:style-name="T1">int</text:span><text:span text:style-name="T5"> </text:span><text:span text:style-name="T12">boardingno</text:span><text:span text:style-name="T5">=88667;</text:span></text:p>
      <text:p text:style-name="P2"><text:span text:style-name="T1">public</text:span><text:span text:style-name="T5"> String </text:span><text:span text:style-name="T12">flightname</text:span><text:span text:style-name="T5">=</text:span><text:span text:style-name="T18">"Indigo"</text:span><text:span text:style-name="T5">;</text:span></text:p>
      <text:p text:style-name="P2"><text:span text:style-name="T1">public</text:span><text:span text:style-name="T5"> </text:span><text:span text:style-name="T1">int</text:span><text:span text:style-name="T5"> </text:span><text:span text:style-name="T12">amount</text:span><text:span text:style-name="T5">=80000;</text:span></text:p>
      <text:p text:style-name="P2"><text:span text:style-name="T5"><text:s text:c="3"/></text:span><text:span text:style-name="T1">public</text:span><text:span text:style-name="T5"> FlightManagement(</text:span><text:span text:style-name="T1">int</text:span><text:span text:style-name="T5"> </text:span><text:span text:style-name="T24">tickt</text:span><text:span text:style-name="T5">,</text:span><text:span text:style-name="T1">int</text:span><text:span text:style-name="T5"> </text:span><text:span text:style-name="T24">boarding</text:span><text:span text:style-name="T5">,String </text:span><text:span text:style-name="T24">flight</text:span><text:span text:style-name="T5">,</text:span><text:span text:style-name="T1">int</text:span><text:span text:style-name="T5"> </text:span><text:span text:style-name="T24">amt</text:span><text:span text:style-name="T5">)</text:span></text:p>
      <text:p text:style-name="P5"><text:s text:c="3"/>{</text:p>
      <text:p text:style-name="P2"><text:span text:style-name="T5"><text:tab/> </text:span><text:span text:style-name="T12">ticktno</text:span><text:span text:style-name="T5">=</text:span><text:span text:style-name="T24">tickt</text:span><text:span text:style-name="T5">;</text:span></text:p>
      <text:p text:style-name="P2"><text:span text:style-name="T5"><text:tab/> </text:span><text:span text:style-name="T12">boardingno</text:span><text:span text:style-name="T5">=</text:span><text:span text:style-name="T24">boarding</text:span><text:span text:style-name="T5">;</text:span></text:p>
      <text:p text:style-name="P2"><text:span text:style-name="T5"><text:tab/> </text:span><text:span text:style-name="T12">flightname</text:span><text:span text:style-name="T5">=</text:span><text:span text:style-name="T24">flight</text:span><text:span text:style-name="T5">;</text:span></text:p>
      <text:p text:style-name="P2"><text:span text:style-name="T5"><text:tab/> </text:span><text:span text:style-name="T12">amount</text:span><text:span text:style-name="T5">=</text:span><text:span text:style-name="T24">amt</text:span><text:span text:style-name="T5">;</text:span></text:p>
      <text:p text:style-name="P5"><text:s text:c="3"/>}</text:p>
      <text:p text:style-name="P5"><text:s text:c="3"/></text:p>
      <text:p text:style-name="P5"><text:soft-page-break/><text:s text:c="4"/>}</text:p>
      <text:p text:style-name="P3"/>
      <text:p text:style-name="Standard"><text:span text:style-name="T21">Write a Java program to create a  default constructor for the class  “TrainManagement” and  assign the  values for the class members</text:span><text:span text:style-name="T5"><text:line-break/></text:span><text:span text:style-name="T21">a. Values are :</text:span><text:span text:style-name="T5"><text:line-break/></text:span><text:span text:style-name="T21">Pnrno=4562342</text:span><text:span text:style-name="T5"><text:line-break/></text:span><text:span text:style-name="T21">trainno=8098</text:span><text:span text:style-name="T5"><text:line-break/></text:span><text:span text:style-name="T21">trainname="TVCExpress"</text:span><text:span text:style-name="T5"><text:line-break/></text:span><text:span text:style-name="T21">fare=679</text:span><text:span text:style-name="T5"> </text:span></text:p>
      <text:p text:style-name="P2"><text:span text:style-name="T1">public</text:span><text:span text:style-name="T5"> </text:span><text:span text:style-name="T1">class</text:span><text:span text:style-name="T5"> TrainManagement {</text:span></text:p>
      <text:p text:style-name="P2"><text:span text:style-name="T5"><text:tab/> <text:s text:c="6"/></text:span><text:span text:style-name="T1">public</text:span><text:span text:style-name="T5"> </text:span><text:span text:style-name="T1">int</text:span><text:span text:style-name="T5"> </text:span><text:span text:style-name="T12">Pnrno</text:span><text:span text:style-name="T5">=4562342;</text:span></text:p>
      <text:p text:style-name="P2"><text:span text:style-name="T5"><text:tab/><text:tab/><text:tab/></text:span><text:span text:style-name="T1">public</text:span><text:span text:style-name="T5"> </text:span><text:span text:style-name="T1">int</text:span><text:span text:style-name="T5"> </text:span><text:span text:style-name="T12">trainno</text:span><text:span text:style-name="T5">=8098;</text:span></text:p>
      <text:p text:style-name="P2"><text:span text:style-name="T5"><text:tab/><text:tab/><text:tab/></text:span><text:span text:style-name="T1">public</text:span><text:span text:style-name="T5"> String </text:span><text:span text:style-name="T12">trainname</text:span><text:span text:style-name="T5">=</text:span><text:span text:style-name="T18">"TVCExpress"</text:span><text:span text:style-name="T5">;</text:span></text:p>
      <text:p text:style-name="P2"><text:span text:style-name="T5"><text:tab/><text:tab/></text:span><text:span text:style-name="T1">public</text:span><text:span text:style-name="T5"> </text:span><text:span text:style-name="T1">int</text:span><text:span text:style-name="T5"> </text:span><text:span text:style-name="T12">fare</text:span><text:span text:style-name="T5">=679;</text:span></text:p>
      <text:p text:style-name="P2"><text:span text:style-name="T5"><text:tab/><text:tab/> 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 </text:span><text:span text:style-name="T24">args</text:span><text:span text:style-name="T5">[]){</text:span></text:p>
      <text:p text:style-name="P2"><text:span text:style-name="T5"><text:s text:c="8"/><text:tab/> TrainManagement </text:span><text:span text:style-name="T24">obj</text:span><text:span text:style-name="T5">=</text:span><text:span text:style-name="T1">new</text:span><text:span text:style-name="T5"> TrainManagement();</text:span></text:p>
      <text:p text:style-name="P2"><text:span text:style-name="T5"><text:s text:c="8"/><text:tab/> System.</text:span><text:span text:style-name="T14">out</text:span><text:span text:style-name="T5">.println(</text:span><text:span text:style-name="T24">obj</text:span><text:span text:style-name="T5">.</text:span><text:span text:style-name="T12">Pnrno</text:span><text:span text:style-name="T5">);</text:span></text:p>
      <text:p text:style-name="P5">}</text:p>
      <text:p text:style-name="P8">}</text:p>
      <text:p text:style-name="P8"/>
      <text:p text:style-name="Standard"><text:span text:style-name="T21">Write a program to create a class “ CarDetails” and  create parameterized constructor and assign the  values  to below fields:</text:span><text:span text:style-name="T5"><text:line-break/></text:span><text:span text:style-name="T23">       </text:span><text:span text:style-name="T21">CarID = 1;</text:span><text:span text:style-name="T5"><text:line-break/></text:span><text:span text:style-name="T21">carName = "Alto";</text:span><text:span text:style-name="T5"><text:line-break/></text:span><text:span text:style-name="T21">carType = "hatchback";</text:span><text:span text:style-name="T5"><text:line-break/></text:span><text:span text:style-name="T21">CarPrice = 45000.00;</text:span><text:span text:style-name="T5"> </text:span></text:p>
      <text:p text:style-name="Standard"><text:span text:style-name="T1">public</text:span><text:span text:style-name="T5"> </text:span><text:span text:style-name="T1">class</text:span><text:span text:style-name="T5"> CarDetails {</text:span></text:p>
      <text:p text:style-name="P2"><text:span text:style-name="T5"><text:s text:c="3"/></text:span><text:span text:style-name="T1">public</text:span><text:span text:style-name="T5"> </text:span><text:span text:style-name="T1">int</text:span><text:span text:style-name="T5"> </text:span><text:span text:style-name="T12">carID</text:span><text:span text:style-name="T5"> = 1;</text:span></text:p>
      <text:p text:style-name="P2"><text:span text:style-name="T1">public</text:span><text:span text:style-name="T5"> String </text:span><text:span text:style-name="T12">carName</text:span><text:span text:style-name="T5"> = </text:span><text:span text:style-name="T18">"Alto"</text:span><text:span text:style-name="T5">;</text:span></text:p>
      <text:p text:style-name="P2"><text:span text:style-name="T1">public</text:span><text:span text:style-name="T5"> String </text:span><text:span text:style-name="T12">carType</text:span><text:span text:style-name="T5"> = </text:span><text:span text:style-name="T18">"hatchback"</text:span><text:span text:style-name="T5">;</text:span></text:p>
      <text:p text:style-name="P2"><text:span text:style-name="T1">public</text:span><text:span text:style-name="T5"> </text:span><text:span text:style-name="T1">double</text:span><text:span text:style-name="T5"> </text:span><text:span text:style-name="T12">carPrice</text:span><text:span text:style-name="T5"> = 45000.00;</text:span></text:p>
      <text:p text:style-name="P2"><text:span text:style-name="T1">public</text:span><text:span text:style-name="T5"> CarDetails(</text:span><text:span text:style-name="T1">int</text:span><text:span text:style-name="T5"> </text:span><text:span text:style-name="T24">car</text:span><text:span text:style-name="T5">,String </text:span><text:span text:style-name="T24">name</text:span><text:span text:style-name="T5">,String </text:span><text:span text:style-name="T24">Type</text:span><text:span text:style-name="T5">,</text:span><text:span text:style-name="T1">double</text:span><text:span text:style-name="T5"> </text:span><text:span text:style-name="T24">price</text:span><text:span text:style-name="T5">){</text:span></text:p>
      <text:p text:style-name="P2"><text:span text:style-name="T5"><text:tab/></text:span><text:span text:style-name="T12">carID</text:span><text:span text:style-name="T5">=</text:span><text:span text:style-name="T24">car</text:span><text:span text:style-name="T5">;</text:span></text:p>
      <text:p text:style-name="P2"><text:span text:style-name="T5"><text:tab/></text:span><text:span text:style-name="T12">carName</text:span><text:span text:style-name="T5">=</text:span><text:span text:style-name="T24">name</text:span><text:span text:style-name="T5">;</text:span></text:p>
      <text:p text:style-name="P2"><text:span text:style-name="T5"><text:tab/></text:span><text:span text:style-name="T12">carType</text:span><text:span text:style-name="T5">=</text:span><text:span text:style-name="T24">Type</text:span><text:span text:style-name="T5">;</text:span></text:p>
      <text:p text:style-name="P2"><text:span text:style-name="T5"><text:tab/></text:span><text:span text:style-name="T12">carPrice</text:span><text:span text:style-name="T5">=</text:span><text:span text:style-name="T24">price</text:span><text:span text:style-name="T5">;</text:span></text:p>
      <text:p text:style-name="P5">}</text:p>
      <text:p text:style-name="P2"><text:span text:style-name="T1">public</text:span><text:span text:style-name="T5"> CarDetails(){</text:span></text:p>
      <text:p text:style-name="P5"><text:tab/>}</text:p>
      <text:p text:style-name="P5">}</text:p>
      <text:p text:style-name="P8"/>
      <text:p text:style-name="P8"/>
      <text:p text:style-name="P8"/>
      <text:p text:style-name="P8"/>
      <text:p text:style-name="P8"/>
      <text:p text:style-name="P2"><text:span text:style-name="T1">public</text:span><text:span text:style-name="T5"> </text:span><text:span text:style-name="T1">class</text:span><text:span text:style-name="T5"> Cuboid {</text:span></text:p>
      <text:p text:style-name="P2"><text:span text:style-name="T5"><text:tab/></text:span><text:span text:style-name="T27">/*</text:span></text:p>
      <text:p text:style-name="P2"><text:span text:style-name="T27"><text:tab/> a)Create Default Constructor for class "</text:span><text:span text:style-name="T28">Cuboid</text:span><text:span text:style-name="T27">" and assign default value for </text:span></text:p>
      <text:p text:style-name="P7"><text:tab/> <text:s/>length=10;</text:p>
      <text:p text:style-name="P7"><text:tab/> <text:s/>breadth=10;</text:p>
      <text:p text:style-name="P7"><text:tab/> <text:s/>height=10;</text:p>
      <text:p text:style-name="P2"><text:span text:style-name="T27"><text:tab/> b)CreateParameterized Constructor for class "</text:span><text:span text:style-name="T28">Cuboid</text:span><text:span text:style-name="T27">" and assign user supplied values</text:span></text:p>
      <text:p text:style-name="P2"><text:span text:style-name="T27"><text:tab/> c)Declare method with name "getVolume" ,return type "</text:span><text:span text:style-name="T28">int</text:span><text:span text:style-name="T27">" and perform the logic to find volume of </text:span><text:span text:style-name="T28">cuboid</text:span></text:p>
      <text:p text:style-name="P7"><text:tab/> d)create main method to call 2 constructor</text:p>
      <text:p text:style-name="P7"><text:soft-page-break/><text:tab/>*/</text:p>
      <text:p text:style-name="P2"><text:span text:style-name="T5"><text:tab/></text:span><text:span text:style-name="T1">public</text:span><text:span text:style-name="T5"> </text:span><text:span text:style-name="T1">int</text:span><text:span text:style-name="T5"> </text:span><text:span text:style-name="T12">length</text:span><text:span text:style-name="T5">=10;</text:span></text:p>
      <text:p text:style-name="P2"><text:span text:style-name="T5"><text:tab/></text:span><text:span text:style-name="T1">public</text:span><text:span text:style-name="T5"> </text:span><text:span text:style-name="T1">int</text:span><text:span text:style-name="T5"> </text:span><text:span text:style-name="T12">breadth</text:span><text:span text:style-name="T5">=10;</text:span></text:p>
      <text:p text:style-name="P2"><text:span text:style-name="T5"><text:tab/></text:span><text:span text:style-name="T1">public</text:span><text:span text:style-name="T5"> </text:span><text:span text:style-name="T1">int</text:span><text:span text:style-name="T5"> </text:span><text:span text:style-name="T12">height</text:span><text:span text:style-name="T5">=10;</text:span></text:p>
      <text:p text:style-name="P5"><text:tab/></text:p>
      <text:p text:style-name="P2"><text:span text:style-name="T5"><text:tab/></text:span><text:span text:style-name="T1">public</text:span><text:span text:style-name="T5"> Cuboid(){</text:span></text:p>
      <text:p text:style-name="P2"><text:span text:style-name="T5"><text:tab/><text:tab/></text:span><text:span text:style-name="T12">length</text:span><text:span text:style-name="T5">=10;</text:span></text:p>
      <text:p text:style-name="P2"><text:span text:style-name="T5"><text:tab/><text:tab/></text:span><text:span text:style-name="T12">breadth</text:span><text:span text:style-name="T5">=10;</text:span></text:p>
      <text:p text:style-name="P2"><text:span text:style-name="T5"><text:tab/><text:tab/></text:span><text:span text:style-name="T12">height</text:span><text:span text:style-name="T5">=10;</text:span></text:p>
      <text:p text:style-name="P5"><text:tab/>}</text:p>
      <text:p text:style-name="P5"><text:tab/></text:p>
      <text:p text:style-name="P2"><text:span text:style-name="T5"><text:tab/></text:span><text:span text:style-name="T1">public</text:span><text:span text:style-name="T5"> Cuboid(</text:span><text:span text:style-name="T1">int</text:span><text:span text:style-name="T5"> </text:span><text:span text:style-name="T24">l</text:span><text:span text:style-name="T5">,</text:span><text:span text:style-name="T1">int</text:span><text:span text:style-name="T5"> </text:span><text:span text:style-name="T24">b</text:span><text:span text:style-name="T5">,</text:span><text:span text:style-name="T1">int</text:span><text:span text:style-name="T5"> </text:span><text:span text:style-name="T24">h</text:span><text:span text:style-name="T5">){</text:span></text:p>
      <text:p text:style-name="P2"><text:span text:style-name="T5"><text:tab/><text:tab/></text:span><text:span text:style-name="T12">length</text:span><text:span text:style-name="T5">=</text:span><text:span text:style-name="T24">l</text:span><text:span text:style-name="T5">;</text:span></text:p>
      <text:p text:style-name="P2"><text:span text:style-name="T5"><text:tab/><text:tab/></text:span><text:span text:style-name="T12">breadth</text:span><text:span text:style-name="T5">=</text:span><text:span text:style-name="T24">b</text:span><text:span text:style-name="T5">;</text:span></text:p>
      <text:p text:style-name="P2"><text:span text:style-name="T5"><text:tab/><text:tab/></text:span><text:span text:style-name="T12">height</text:span><text:span text:style-name="T5">=</text:span><text:span text:style-name="T24">h</text:span><text:span text:style-name="T5">;</text:span></text:p>
      <text:p text:style-name="P5"><text:tab/>}</text:p>
      <text:p text:style-name="P2"><text:span text:style-name="T5"><text:tab/><text:tab/><text:tab/></text:span><text:span text:style-name="T1">public</text:span><text:span text:style-name="T5"> </text:span><text:span text:style-name="T1">int</text:span><text:span text:style-name="T5"> </text:span><text:span text:style-name="T8">getVolume</text:span><text:span text:style-name="T5">(){</text:span></text:p>
      <text:p text:style-name="P2"><text:span text:style-name="T5"><text:tab/><text:tab/><text:tab/><text:tab/></text:span><text:span text:style-name="T1">return</text:span><text:span text:style-name="T5">(</text:span><text:span text:style-name="T12">length</text:span><text:span text:style-name="T5">*</text:span><text:span text:style-name="T12">breadth</text:span><text:span text:style-name="T5">*</text:span><text:span text:style-name="T12">height</text:span><text:span text:style-name="T5">);</text:span></text:p>
      <text:p text:style-name="P5"><text:tab/><text:tab/><text:tab/>}</text:p>
      <text:p text:style-name="P2"><text:span text:style-name="T5"><text:tab/></text:span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[] </text:span><text:span text:style-name="T24">args</text:span><text:span text:style-name="T5">){</text:span></text:p>
      <text:p text:style-name="P2"><text:span text:style-name="T5"><text:tab/><text:tab/>Cuboid </text:span><text:span text:style-name="T24">ob</text:span><text:span text:style-name="T5">=</text:span><text:span text:style-name="T1">new</text:span><text:span text:style-name="T5"> Cuboid();</text:span></text:p>
      <text:p text:style-name="P2"><text:span text:style-name="T5"><text:tab/><text:tab/></text:span><text:span text:style-name="T24">ob</text:span><text:span text:style-name="T5">.getVolume();</text:span></text:p>
      <text:p text:style-name="P5"><text:tab/><text:tab/></text:p>
      <text:p text:style-name="P5"><text:tab/>}</text:p>
      <text:p text:style-name="P5">}</text:p>
      <text:p text:style-name="P5"><text:tab/> </text:p>
      <text:p text:style-name="P3"/>
      <text:p text:style-name="P3"/>
      <text:p text:style-name="P3"/>
      <text:p text:style-name="Standard"><text:span text:style-name="T21">Write a Program to create and access static methods</text:span><text:span text:style-name="T5"><text:line-break/></text:span><text:span text:style-name="T21">a. Create a class named ClassA and declare 2 integer variables as static (a=100, b=10)</text:span><text:span text:style-name="T5"><text:line-break/></text:span><text:span text:style-name="T21">b. Create a static method name as “data” and perform the sqrt operation for “Math.sqrt(a-b)” and return the value.(Return type should be double)</text:span><text:span text:style-name="T5"><text:line-break/></text:span><text:span text:style-name="T21">d. Create a another method “funcn” with return type as double and call the static method and return the output value.</text:span><text:span text:style-name="T5"> </text:span></text:p>
      <text:p text:style-name="P2"><text:span text:style-name="T1">public</text:span><text:span text:style-name="T5"> </text:span><text:span text:style-name="T1">class</text:span><text:span text:style-name="T5"> ClassA {</text:span></text:p>
      <text:p text:style-name="P2"><text:span text:style-name="T1">static</text:span><text:span text:style-name="T5"> </text:span><text:span text:style-name="T1">int</text:span><text:span text:style-name="T5"> </text:span><text:span text:style-name="T16">a</text:span><text:span text:style-name="T5">=100;</text:span></text:p>
      <text:p text:style-name="P2"><text:span text:style-name="T1">static</text:span><text:span text:style-name="T5"> </text:span><text:span text:style-name="T1">int</text:span><text:span text:style-name="T5"> </text:span><text:span text:style-name="T16">b</text:span><text:span text:style-name="T5">=10;</text:span></text:p>
      <text:p text:style-name="P3"/>
      <text:p text:style-name="P2"><text:span text:style-name="T1">static</text:span><text:span text:style-name="T5"> </text:span><text:span text:style-name="T1">double</text:span><text:span text:style-name="T5"> data(){</text:span></text:p>
      <text:p text:style-name="P2"><text:span text:style-name="T5"><text:tab/></text:span><text:span text:style-name="T1">double</text:span><text:span text:style-name="T5"> </text:span><text:span text:style-name="T24">c</text:span><text:span text:style-name="T5">=Math.</text:span><text:span text:style-name="T10">sqrt</text:span><text:span text:style-name="T5">(</text:span><text:span text:style-name="T16">a</text:span><text:span text:style-name="T5">-</text:span><text:span text:style-name="T16">b</text:span><text:span text:style-name="T5">);</text:span></text:p>
      <text:p text:style-name="P2"><text:span text:style-name="T5"><text:tab/></text:span><text:span text:style-name="T1">return</text:span><text:span text:style-name="T5"> </text:span><text:span text:style-name="T24">c</text:span><text:span text:style-name="T5">;</text:span></text:p>
      <text:p text:style-name="P5">}</text:p>
      <text:p text:style-name="P2"><text:span text:style-name="T3">double</text:span><text:span text:style-name="T5"> funcn(){</text:span></text:p>
      <text:p text:style-name="P2"><text:span text:style-name="T5"><text:tab/></text:span><text:span text:style-name="T3">return</text:span><text:span text:style-name="T8"> </text:span><text:span text:style-name="T11">data</text:span><text:span text:style-name="T8">();</text:span></text:p>
      <text:p text:style-name="P5">}</text:p>
      <text:p text:style-name="P5">}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public</text:span><text:span text:style-name="T5"> </text:span><text:span text:style-name="T1">class</text:span><text:span text:style-name="T5"> CarDetails {</text:span></text:p>
      <text:p text:style-name="P2"><text:span text:style-name="T5"><text:tab/></text:span><text:span text:style-name="T1">public</text:span><text:span text:style-name="T5"> </text:span><text:span text:style-name="T1">int</text:span><text:span text:style-name="T5"> </text:span><text:span text:style-name="T12">carID</text:span><text:span text:style-name="T5"> = 1;</text:span></text:p>
      <text:p text:style-name="P2"><text:soft-page-break/><text:span text:style-name="T5"><text:tab/></text:span><text:span text:style-name="T1">public</text:span><text:span text:style-name="T5"> String </text:span><text:span text:style-name="T12">carName</text:span><text:span text:style-name="T5">=</text:span><text:span text:style-name="T18">"Alto"</text:span><text:span text:style-name="T5">;</text:span></text:p>
      <text:p text:style-name="P2"><text:span text:style-name="T5"><text:tab/></text:span><text:span text:style-name="T1">final</text:span><text:span text:style-name="T5"> </text:span><text:span text:style-name="T1">int</text:span><text:span text:style-name="T5"> </text:span><text:span text:style-name="T12">carPrice</text:span><text:span text:style-name="T5"> = 500000;</text:span></text:p>
      <text:p text:style-name="P2"><text:span text:style-name="T5"><text:tab/> </text:span><text:span text:style-name="T1">public</text:span><text:span text:style-name="T5"> String diplayCarDetails(){</text:span></text:p>
      <text:p text:style-name="P2"><text:span text:style-name="T5"><text:tab/><text:tab/> </text:span><text:span text:style-name="T1">return</text:span><text:span text:style-name="T5">(</text:span><text:span text:style-name="T12">carName</text:span><text:span text:style-name="T5">+</text:span><text:span text:style-name="T12">carPrice</text:span><text:span text:style-name="T5">);</text:span></text:p>
      <text:p text:style-name="P5"><text:tab/> }</text:p>
      <text:p text:style-name="P5">}</text:p>
      <text:p text:style-name="P8"/>
      <text:p text:style-name="P8"/>
      <text:p text:style-name="P8"/>
      <text:p text:style-name="P8"/>
      <text:p text:style-name="P8"/>
      <text:p text:style-name="P8"/>
      <text:p text:style-name="P2"><text:span text:style-name="T1">public</text:span><text:span text:style-name="T5"> </text:span><text:span text:style-name="T1">class</text:span><text:span text:style-name="T5"> Encaps {</text:span></text:p>
      <text:p text:style-name="P2"><text:span text:style-name="T1">private</text:span><text:span text:style-name="T5"> String </text:span><text:span text:style-name="T12">name</text:span><text:span text:style-name="T5">;</text:span></text:p>
      <text:p text:style-name="P2"><text:span text:style-name="T1">private</text:span><text:span text:style-name="T5"> </text:span><text:span text:style-name="T1">int</text:span><text:span text:style-name="T5"> </text:span><text:span text:style-name="T12">Roll</text:span><text:span text:style-name="T5">;</text:span></text:p>
      <text:p text:style-name="P2"><text:span text:style-name="T1">private</text:span><text:span text:style-name="T5"> </text:span><text:span text:style-name="T1">int</text:span><text:span text:style-name="T5"> </text:span><text:span text:style-name="T12">Age</text:span><text:span text:style-name="T5">;</text:span></text:p>
      <text:p text:style-name="P3"/>
      <text:p text:style-name="P2"><text:span text:style-name="T5"><text:s/></text:span><text:span text:style-name="T1">public</text:span><text:span text:style-name="T5"> </text:span><text:span text:style-name="T1">class</text:span><text:span text:style-name="T5"> mainmethod{</text:span></text:p>
      <text:p text:style-name="P2"><text:span text:style-name="T5"><text:tab/></text:span><text:span text:style-name="T1">private</text:span><text:span text:style-name="T5"> String </text:span><text:span text:style-name="T17">name</text:span><text:span text:style-name="T5">=</text:span><text:span text:style-name="T18">"James"</text:span><text:span text:style-name="T5">;</text:span></text:p>
      <text:p text:style-name="P2"><text:span text:style-name="T5"><text:tab/> </text:span><text:span text:style-name="T1">private</text:span><text:span text:style-name="T5"> </text:span><text:span text:style-name="T1">int</text:span><text:span text:style-name="T5"> </text:span><text:span text:style-name="T17">Roll</text:span><text:span text:style-name="T5">=1234;</text:span></text:p>
      <text:p text:style-name="P2"><text:span text:style-name="T5"><text:tab/> </text:span><text:span text:style-name="T1">private</text:span><text:span text:style-name="T5"> </text:span><text:span text:style-name="T1">int</text:span><text:span text:style-name="T5"> </text:span><text:span text:style-name="T17">Age</text:span><text:span text:style-name="T5">=20;</text:span></text:p>
      <text:p text:style-name="P2"><text:span text:style-name="T5"><text:tab/> </text:span></text:p>
      <text:p text:style-name="P2"><text:span text:style-name="T5"><text:s/>}</text:span></text:p>
      <text:p text:style-name="P2"><text:span text:style-name="T5"><text:s/></text:span><text:span text:style-name="T1">public</text:span><text:span text:style-name="T5"> </text:span><text:span text:style-name="T1">void</text:span><text:span text:style-name="T5"> mainmethod(){</text:span></text:p>
      <text:p text:style-name="P2"><text:span text:style-name="T5"><text:tab/> </text:span></text:p>
      <text:p text:style-name="P2"><text:span text:style-name="T5"><text:s/>}</text:span></text:p>
      <text:p text:style-name="P3"/>
      <text:p text:style-name="P2"><text:span text:style-name="T1">public</text:span><text:span text:style-name="T5"> String getName() {</text:span></text:p>
      <text:p text:style-name="P2"><text:span text:style-name="T5"><text:tab/></text:span><text:span text:style-name="T1">return</text:span><text:span text:style-name="T5"> </text:span><text:span text:style-name="T12">name</text:span><text:span text:style-name="T5">;</text:span></text:p>
      <text:p text:style-name="P2"><text:span text:style-name="T5">}</text:span></text:p>
      <text:p text:style-name="P3"/>
      <text:p text:style-name="P2"><text:span text:style-name="T1">public</text:span><text:span text:style-name="T5"> </text:span><text:span text:style-name="T1">void</text:span><text:span text:style-name="T5"> </text:span><text:span text:style-name="T7">setName</text:span><text:span text:style-name="T5">(String </text:span><text:span text:style-name="T24">name</text:span><text:span text:style-name="T5">) {</text:span></text:p>
      <text:p text:style-name="P2"><text:span text:style-name="T5"><text:tab/></text:span><text:span text:style-name="T1">this</text:span><text:span text:style-name="T5">.</text:span><text:span text:style-name="T12">name</text:span><text:span text:style-name="T5"> = </text:span><text:span text:style-name="T24">name</text:span><text:span text:style-name="T5">;</text:span></text:p>
      <text:p text:style-name="P2"><text:span text:style-name="T5">}</text:span></text:p>
      <text:p text:style-name="P3"/>
      <text:p text:style-name="P2"><text:span text:style-name="T1">public</text:span><text:span text:style-name="T5"> </text:span><text:span text:style-name="T1">int</text:span><text:span text:style-name="T5"> getRoll() {</text:span></text:p>
      <text:p text:style-name="P2"><text:span text:style-name="T5"><text:tab/></text:span><text:span text:style-name="T1">return</text:span><text:span text:style-name="T5"> </text:span><text:span text:style-name="T12">Roll</text:span><text:span text:style-name="T5">;</text:span></text:p>
      <text:p text:style-name="P2"><text:span text:style-name="T5">}</text:span></text:p>
      <text:p text:style-name="P3"/>
      <text:p text:style-name="P2"><text:span text:style-name="T1">public</text:span><text:span text:style-name="T5"> </text:span><text:span text:style-name="T1">void</text:span><text:span text:style-name="T5"> setRoll(</text:span><text:span text:style-name="T1">int</text:span><text:span text:style-name="T5"> </text:span><text:span text:style-name="T24">roll</text:span><text:span text:style-name="T5">) {</text:span></text:p>
      <text:p text:style-name="P2"><text:span text:style-name="T5"><text:tab/></text:span><text:span text:style-name="T12">Roll</text:span><text:span text:style-name="T5"> = </text:span><text:span text:style-name="T24">roll</text:span><text:span text:style-name="T5">;</text:span></text:p>
      <text:p text:style-name="P2"><text:span text:style-name="T5">}</text:span></text:p>
      <text:p text:style-name="P3"/>
      <text:p text:style-name="P2"><text:span text:style-name="T1">public</text:span><text:span text:style-name="T5"> </text:span><text:span text:style-name="T1">int</text:span><text:span text:style-name="T5"> getAge() {</text:span></text:p>
      <text:p text:style-name="P2"><text:span text:style-name="T5"><text:tab/></text:span><text:span text:style-name="T1">return</text:span><text:span text:style-name="T5"> </text:span><text:span text:style-name="T12">Age</text:span><text:span text:style-name="T5">;</text:span></text:p>
      <text:p text:style-name="P2"><text:span text:style-name="T5">}</text:span></text:p>
      <text:p text:style-name="P3"/>
      <text:p text:style-name="P2"><text:span text:style-name="T1">public</text:span><text:span text:style-name="T5"> </text:span><text:span text:style-name="T1">void</text:span><text:span text:style-name="T5"> setAge(</text:span><text:span text:style-name="T1">int</text:span><text:span text:style-name="T5"> </text:span><text:span text:style-name="T24">age</text:span><text:span text:style-name="T5">) {</text:span></text:p>
      <text:p text:style-name="P2"><text:span text:style-name="T5"><text:tab/></text:span><text:span text:style-name="T12">Age</text:span><text:span text:style-name="T5"> = </text:span><text:span text:style-name="T24">age</text:span><text:span text:style-name="T5">;</text:span></text:p>
      <text:p text:style-name="P2"><text:span text:style-name="T5">}</text:span></text:p>
      <text:p text:style-name="P2"><text:span text:style-name="T5"><text:s/></text:span></text:p>
      <text:p text:style-name="P2"><text:span text:style-name="T1">public</text:span><text:span text:style-name="T5"> </text:span><text:span text:style-name="T1">static</text:span><text:span text:style-name="T5"> </text:span><text:span text:style-name="T1">void</text:span><text:span text:style-name="T5"> main(String </text:span><text:span text:style-name="T24">args</text:span><text:span text:style-name="T5">[]) {</text:span></text:p>
      <text:p text:style-name="P2"><text:span text:style-name="T5"><text:s text:c="4"/>Encaps </text:span><text:span text:style-name="T24">encap</text:span><text:span text:style-name="T5"> = </text:span><text:span text:style-name="T1">new</text:span><text:span text:style-name="T5"> Encaps();</text:span></text:p>
      <text:p text:style-name="P2"><text:span text:style-name="T5"><text:s text:c="4"/></text:span><text:span text:style-name="T24">encap</text:span><text:span text:style-name="T5">.</text:span><text:span text:style-name="T7">setName</text:span><text:span text:style-name="T5">(</text:span><text:span text:style-name="T18">"James"</text:span><text:span text:style-name="T5">);</text:span></text:p>
      <text:p text:style-name="P2"><text:span text:style-name="T5"><text:s text:c="4"/></text:span><text:span text:style-name="T24">encap</text:span><text:span text:style-name="T5">.setRoll(1234);</text:span></text:p>
      <text:p text:style-name="P2"><text:span text:style-name="T5"><text:s text:c="4"/></text:span><text:span text:style-name="T24">encap</text:span><text:span text:style-name="T5">.setAge(20);</text:span></text:p>
      <text:p text:style-name="P3"/>
      <text:p text:style-name="P2"><text:span text:style-name="T5"><text:s text:c="4"/>System.</text:span><text:span text:style-name="T14">out</text:span><text:span text:style-name="T5">.print(</text:span><text:span text:style-name="T18">"Name : "</text:span><text:span text:style-name="T5"> + </text:span><text:span text:style-name="T24">encap</text:span><text:span text:style-name="T5">.getName() + </text:span><text:span text:style-name="T18">" Age : "</text:span><text:span text:style-name="T5"> + </text:span><text:span text:style-name="T24">encap</text:span><text:span text:style-name="T5">.getAge());</text:span></text:p>
      <text:p text:style-name="P2"><text:soft-page-break/><text:span text:style-name="T5"><text:s/>}</text:span></text:p>
      <text:p text:style-name="P2"><text:span text:style-name="T5">}</text:span>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, sans-serif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5T16:02:38.135000000</meta:creation-date>
    <dc:date>2019-05-16T11:34:22.206000000</dc:date>
    <meta:editing-duration>PT1H8M29S</meta:editing-duration>
    <meta:editing-cycles>2</meta:editing-cycles>
    <meta:generator>LibreOffice/5.1.5.2$Windows_X86_64 LibreOffice_project/7a864d8825610a8c07cfc3bc01dd4fce6a9447e5</meta:generator>
    <meta:document-statistic meta:table-count="0" meta:image-count="0" meta:object-count="0" meta:page-count="6" meta:paragraph-count="180" meta:word-count="754" meta:character-count="5408" meta:non-whitespace-character-count="4470"/>
  </office:meta>
</office:document-meta>
</file>